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Util.validate( ServiceManager manager , org . w3c . dom . Document xmlDoc , Schema schema , Error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alidationUtil.validate( ServiceManager manager , Document document ,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